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co5" style:family="table-column">
      <style:table-column-properties fo:break-before="auto" style:column-width="2.263cm"/>
    </style:style>
    <style:style style:name="co2" style:family="table-column">
      <style:table-column-properties fo:break-before="auto" style:column-width="3.29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9.116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padding="0.071cm"/>
    </style:style>
    <style:style style:name="ce11" style:family="table-cell" style:parent-style-name="Default" style:data-style-name="N37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37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padding="0.071cm"/>
    </style:style>
    <style:style style:name="ce14" style:family="table-cell" style:parent-style-name="Default" style:data-style-name="N37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41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41">
      <style:table-cell-properties fo:padding="0.071cm"/>
    </style:style>
    <style:style style:name="ce5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4">
        <office:forms form:automatic-focus="false" form:apply-design-mode="false"/>
        <table:table-column table:style-name="co2" table:default-cell-style-name="ce14"/>
        <table:table-column table:style-name="co3" table:default-cell-style-name="ce16"/>
        <table:table-column table:style-name="co4" table:default-cell-style-name="ce18"/>
        <table:table-column table:style-name="co6" table:default-cell-style-name="ce18"/>
        <table:table-column table:style-name="co5" table:number-columns-repeated="253" table:default-cell-style-name="ce18"/>
        <table:table-row table:style-name="ro3">
          <table:table-cell table:style-name="ce11" office:value-type="string" calcext:value-type="string">
            <text:p>Datum</text:p>
          </table:table-cell>
          <table:table-cell table:style-name="ce6" office:value-type="string" calcext:value-type="string">
            <text:p>Zeit</text:p>
          </table:table-cell>
          <table:table-cell table:style-name="ce5" office:value-type="string" calcext:value-type="string">
            <text:p>Veranstaltung</text:p>
          </table:table-cell>
          <table:table-cell table:style-name="ce5" office:value-type="string" calcext:value-type="string">
            <text:p>Thema</text:p>
          </table:table-cell>
          <table:table-cell table:style-name="ce9" office:value-type="string" calcext:value-type="string">
            <text:p>Alter</text:p>
          </table:table-cell>
          <table:table-cell table:number-columns-repeated="252"/>
        </table:table-row>
        <table:table-row table:style-name="ro3">
          <table:table-cell table:style-name="ce11" office:value-type="date" office:date-value="2023-03-29" calcext:value-type="date">
            <text:p>29.03.23</text:p>
          </table:table-cell>
          <table:table-cell table:style-name="ce6" office:value-type="time" office:time-value="PT18H00M00S" calcext:value-type="time">
            <text:p>18:00:00</text:p>
          </table:table-cell>
          <table:table-cell table:style-name="ce5" office:value-type="string" calcext:value-type="string">
            <text:p>Vortrag VHS</text:p>
          </table:table-cell>
          <table:table-cell table:style-name="ce5" office:value-type="string" calcext:value-type="string">
            <text:p>Chile - Land der Wüste und der Teleskope</text:p>
          </table:table-cell>
          <table:table-cell table:style-name="ce9"/>
          <table:table-cell table:number-columns-repeated="252"/>
        </table:table-row>
        <table:table-row table:style-name="ro3">
          <table:table-cell table:style-name="ce12" office:value-type="date" office:date-value="2023-04-03" calcext:value-type="date">
            <text:p>03.04.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5" office:value-type="string" calcext:value-type="string">
            <text:p>Planetarium</text:p>
          </table:table-cell>
          <table:table-cell table:style-name="ce8" office:value-type="string" calcext:value-type="string">
            <text:p>Sonne, Mond und Sterne 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52"/>
        </table:table-row>
        <table:table-row table:style-name="ro3">
          <table:table-cell table:style-name="ce11" office:value-type="date" office:date-value="2023-04-04" calcext:value-type="date">
            <text:p>04.04.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5" office:value-type="string" calcext:value-type="string">
            <text:p>Planetarium</text:p>
          </table:table-cell>
          <table:table-cell table:style-name="ce5" office:value-type="string" calcext:value-type="string">
            <text:p>Captain Schnuppes Weltraumreise FD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52"/>
        </table:table-row>
        <table:table-row table:style-name="ro3">
          <table:table-cell table:style-name="ce11" office:value-type="date" office:date-value="2023-04-05" calcext:value-type="date">
            <text:p>05.04.23</text:p>
          </table:table-cell>
          <table:table-cell table:style-name="ce6" office:value-type="time" office:time-value="PT09H00M00S" calcext:value-type="time">
            <text:p>09:00:00</text:p>
          </table:table-cell>
          <table:table-cell table:style-name="ce5" office:value-type="string" calcext:value-type="string">
            <text:p>Planetarium</text:p>
          </table:table-cell>
          <table:table-cell table:style-name="ce5" office:value-type="string" calcext:value-type="string">
            <text:p>Der Osterhimmel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52"/>
        </table:table-row>
        <table:table-row table:style-name="ro3">
          <table:table-cell table:style-name="ce11" office:value-type="date" office:date-value="2023-04-06" calcext:value-type="date">
            <text:p>06.04.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5" office:value-type="string" calcext:value-type="string">
            <text:p>Planetarium</text:p>
          </table:table-cell>
          <table:table-cell table:style-name="ce8" office:value-type="string" calcext:value-type="string">
            <text:p>Charlies Geheimnis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52"/>
        </table:table-row>
        <table:table-row table:style-name="ro3">
          <table:table-cell table:style-name="ce11" office:value-type="date" office:date-value="2023-04-08" calcext:value-type="date">
            <text:p>08.04.23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5" office:value-type="string" calcext:value-type="string">
            <text:p>Planetarium</text:p>
          </table:table-cell>
          <table:table-cell table:style-name="ce5" office:value-type="string" calcext:value-type="string">
            <text:p>Wie Tom den Osterhasen vom Himmel holte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52"/>
        </table:table-row>
        <table:table-row table:style-name="ro3">
          <table:table-cell table:style-name="ce11" office:value-type="date" office:date-value="2023-04-11" calcext:value-type="date">
            <text:p>11.04.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5" office:value-type="string" calcext:value-type="string">
            <text:p>Planetarium</text:p>
          </table:table-cell>
          <table:table-cell table:style-name="ce5" office:value-type="string" calcext:value-type="string">
            <text:p>Reise durch das Sonnensystem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52"/>
        </table:table-row>
        <table:table-row table:style-name="ro3">
          <table:table-cell table:style-name="ce11" office:value-type="date" office:date-value="2023-04-12" calcext:value-type="date">
            <text:p>12.04.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5" office:value-type="string" calcext:value-type="string">
            <text:p>Planetarium</text:p>
          </table:table-cell>
          <table:table-cell table:style-name="ce5" office:value-type="string" calcext:value-type="string">
            <text:p>Die Rettung der Außerirdischen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52"/>
        </table:table-row>
        <table:table-row table:style-name="ro3">
          <table:table-cell table:style-name="ce11" office:value-type="date" office:date-value="2023-04-13" calcext:value-type="date">
            <text:p>13.04.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5" office:value-type="string" calcext:value-type="string">
            <text:p>Planetarium</text:p>
          </table:table-cell>
          <table:table-cell table:style-name="ce5" office:value-type="string" calcext:value-type="string">
            <text:p>Dunkle Materie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52"/>
        </table:table-row>
        <table:table-row table:style-name="ro3">
          <table:table-cell table:style-name="ce11" office:value-type="date" office:date-value="2023-04-14" calcext:value-type="date">
            <text:p>14.04.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5" office:value-type="string" calcext:value-type="string">
            <text:p>Planetarium</text:p>
          </table:table-cell>
          <table:table-cell table:style-name="ce5" office:value-type="string" calcext:value-type="string">
            <text:p>Der Frühlingshimmel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52"/>
        </table:table-row>
        <table:table-row table:style-name="ro3">
          <table:table-cell table:style-name="ce11" office:value-type="date" office:date-value="2023-04-29" calcext:value-type="date">
            <text:p>29.04.23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5" office:value-type="string" calcext:value-type="string">
            <text:p>Planetarium</text:p>
          </table:table-cell>
          <table:table-cell table:style-name="ce5" office:value-type="string" calcext:value-type="string">
            <text:p>Dunkle Materie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52"/>
        </table:table-row>
        <table:table-row table:style-name="ro2" table:number-rows-repeated="29">
          <table:table-cell table:style-name="ce13"/>
          <table:table-cell table:number-columns-repeated="256"/>
        </table:table-row>
        <table:table-row table:style-name="ro2" table:number-rows-repeated="1048533">
          <table:table-cell table:number-columns-repeated="257"/>
        </table:table-row>
        <table:table-row table:style-name="ro4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Tabelle2" table:style-name="ta2">
        <table:table-column table:style-name="co5" table:number-columns-repeated="257" table:default-cell-style-name="ce18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Tabelle3" table:style-name="ta3">
        <table:table-column table:style-name="co5" table:number-columns-repeated="257" table:default-cell-style-name="ce18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decimal-places="2" number:min-integer-digits="1" number:grouping="true"/>
      <number:text> €</number:text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Ja</number:text>
    </number:number-style>
    <number:number-style style:name="N134P1" style:volatile="true">
      <number:text>Ja</number:text>
    </number:number-style>
    <number:number-style style:name="N134">
      <number:text>Nein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Wahr</number:text>
    </number:number-style>
    <number:number-style style:name="N136P1" style:volatile="true">
      <number:text>Wahr</number:text>
    </number:number-style>
    <number:number-style style:name="N136">
      <number:text>Falsch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Ein</number:text>
    </number:number-style>
    <number:number-style style:name="N138P1" style:volatile="true">
      <number:text>Ein</number:text>
    </number:number-style>
    <number:number-style style:name="N138">
      <number:text>Aus</number:text>
      <style:map style:condition="value()&gt;0" style:apply-style-name="N138P0"/>
      <style:map style:condition="value()&lt;0" style:apply-style-name="N138P1"/>
    </number:number-style>
    <number:currency-style style:name="N140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date-style style:name="N10124" number:language="de" number:country="D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0.279cm" fo:margin-right="0.586cm" style:scale-to="100%" style:table-centering="both" style:writing-mode="lr-tb"/>
      <style:header-style>
        <style:header-footer-properties fo:min-height="0.75cm" fo:margin-left="1.621cm" fo:margin-right="1.314cm" fo:margin-bottom="0.25cm"/>
      </style:header-style>
      <style:footer-style>
        <style:header-footer-properties fo:min-height="0.75cm" fo:margin-left="1.621cm" fo:margin-right="1.314cm" fo:margin-top="0.25cm"/>
      </style:footer-style>
    </style:page-layout>
    <style:page-layout style:name="Mpm4">
      <style:page-layout-properties style:num-format="1" style:print-orientation="portrait" fo:margin-top="2cm" fo:margin-bottom="2cm" fo:margin-left="0.279cm" fo:margin-right="0.586cm" style:first-page-number="continue" style:scale-to="100%" style:table-centering="both" style:writing-mode="lr-tb"/>
      <style:header-style>
        <style:header-footer-properties fo:min-height="0.75cm" fo:margin-left="1.621cm" fo:margin-right="1.314cm" fo:margin-bottom="0.25cm"/>
      </style:header-style>
      <style:footer-style>
        <style:header-footer-properties fo:min-height="0.75cm" fo:margin-left="1.621cm" fo:margin-right="1.314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.00.0000</text:date>, <text:time style:data-style-name="N2" text:time-value="21:12:33.04593620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23</text:span></text:p>
        </style:region-center>
        <style:region-right>
          <text:p><text:span text:style-name="MT1">Stand: 06.12.2023</text:span></text:p>
        </style:region-right>
      </style:header>
      <style:header-left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23</text:span></text:p>
        </style:region-center>
        <style:region-right>
          <text:p><text:span text:style-name="MT1">Stand: 06.12.2023</text:span></text:p>
        </style:region-right>
      </style:header-left>
      <style:header-first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23</text:span></text:p>
        </style:region-center>
        <style:region-right>
          <text:p><text:span text:style-name="MT1">Stand: 06.12.2023</text:span></text:p>
        </style:region-right>
      </style:header-first>
      <style:footer style:display="false">
        <style:region-left>
          <text:p><text:span text:style-name="MT1">Tel.: 03681/723556</text:span></text:p>
          <text:p><text:span text:style-name="MT1">Tel.: 03681/8060612</text:span></text:p>
          <text:p><text:span text:style-name="MT1">e-mail: Kretzer.Sternwarte-Suhl@t-online.de</text:span></text:p>
        </style:region-left>
        <style:region-center>
          <text:p><text:span text:style-name="MT1">Änderungen vorbehalten!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>
      <style:footer-left style:display="false">
        <style:region-left>
          <text:p><text:span text:style-name="MT1">Tel.: 03681/723556</text:span></text:p>
          <text:p><text:span text:style-name="MT1">Tel.: 03681/8060612</text:span></text:p>
          <text:p><text:span text:style-name="MT1">e-mail: Kretzer.Sternwarte-Suhl@t-online.de</text:span></text:p>
        </style:region-left>
        <style:region-center>
          <text:p><text:span text:style-name="MT1">Änderungen vorbehalten!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-left>
      <style:footer-first style:display="false">
        <style:region-left>
          <text:p><text:span text:style-name="MT1">Tel.: 03681/723556</text:span></text:p>
          <text:p><text:span text:style-name="MT1">Tel.: 03681/8060612</text:span></text:p>
          <text:p><text:span text:style-name="MT1">e-mail: Kretzer.Sternwarte-Suhl@t-online.de</text:span></text:p>
        </style:region-left>
        <style:region-center>
          <text:p><text:span text:style-name="MT1">Änderungen vorbehalten!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-first>
    </style:master-page>
    <style:master-page style:name="PageStyle_5f_Tabelle2" style:display-name="PageStyle_Tabelle2" style:page-layout-name="Mpm4">
      <style:header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2</text:span></text:p>
        </style:region-center>
        <style:region-right>
          <text:p><text:span text:style-name="MT1">Stand: 02.12.2011</text:span></text:p>
        </style:region-right>
      </style:header>
      <style:header-left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2</text:span></text:p>
        </style:region-center>
        <style:region-right>
          <text:p><text:span text:style-name="MT1">Stand: 02.12.2011</text:span></text:p>
        </style:region-right>
      </style:header-left>
      <style:header-first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2</text:span></text:p>
        </style:region-center>
        <style:region-right>
          <text:p><text:span text:style-name="MT1">Stand: 02.12.2011</text:span></text:p>
        </style:region-right>
      </style:header-first>
      <style:footer style:display="false">
        <style:region-left>
          <text:p><text:span text:style-name="MT1">Tel.: 03681/723556</text:span></text:p>
          <text:p><text:span text:style-name="MT1">Fax:036817303799</text:span></text:p>
          <text:p><text:span text:style-name="MT1">e-mail: Kretzer.Sternwarte-Suhl@t-online.de</text:span></text:p>
        </style:region-left>
        <style:region-center>
          <text:p><text:span text:style-name="MT1">Seite </text:span><text:span text:style-name="MT1"><text:page-number>1</text:page-number>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>
      <style:footer-left style:display="false">
        <style:region-left>
          <text:p><text:span text:style-name="MT1">Tel.: 03681/723556</text:span></text:p>
          <text:p><text:span text:style-name="MT1">Fax:036817303799</text:span></text:p>
          <text:p><text:span text:style-name="MT1">e-mail: Kretzer.Sternwarte-Suhl@t-online.de</text:span></text:p>
        </style:region-left>
        <style:region-center>
          <text:p><text:span text:style-name="MT1">Seite </text:span><text:span text:style-name="MT1"><text:page-number>1</text:page-number>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-left>
      <style:footer-first style:display="false">
        <style:region-left>
          <text:p><text:span text:style-name="MT1">Tel.: 03681/723556</text:span></text:p>
          <text:p><text:span text:style-name="MT1">Fax:036817303799</text:span></text:p>
          <text:p><text:span text:style-name="MT1">e-mail: Kretzer.Sternwarte-Suhl@t-online.de</text:span></text:p>
        </style:region-left>
        <style:region-center>
          <text:p><text:span text:style-name="MT1">Seite </text:span><text:span text:style-name="MT1"><text:page-number>1</text:page-number>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-first>
    </style:master-page>
    <style:master-page style:name="PageStyle_5f_Tabelle3" style:display-name="PageStyle_Tabelle3" style:page-layout-name="Mpm4">
      <style:header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2</text:span></text:p>
        </style:region-center>
        <style:region-right>
          <text:p><text:span text:style-name="MT1">Stand: 02.12.2011</text:span></text:p>
        </style:region-right>
      </style:header>
      <style:header-left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2</text:span></text:p>
        </style:region-center>
        <style:region-right>
          <text:p><text:span text:style-name="MT1">Stand: 02.12.2011</text:span></text:p>
        </style:region-right>
      </style:header-left>
      <style:header-first style:display="false">
        <style:region-left>
          <text:p><text:span text:style-name="MT1">Schul- und Volkssternwarte Suhl</text:span></text:p>
          <text:p><text:span text:style-name="MT1">Hoheloh 1</text:span></text:p>
          <text:p><text:span text:style-name="MT1">98527 Suhl</text:span></text:p>
        </style:region-left>
        <style:region-center>
          <text:p><text:span text:style-name="MT1">Veranstaltungen 2012</text:span></text:p>
        </style:region-center>
        <style:region-right>
          <text:p><text:span text:style-name="MT1">Stand: 02.12.2011</text:span></text:p>
        </style:region-right>
      </style:header-first>
      <style:footer style:display="false">
        <style:region-left>
          <text:p><text:span text:style-name="MT1">Tel.: 03681/723556</text:span></text:p>
          <text:p><text:span text:style-name="MT1">Fax:036817303799</text:span></text:p>
          <text:p><text:span text:style-name="MT1">e-mail: Kretzer.Sternwarte-Suhl@t-online.de</text:span></text:p>
        </style:region-left>
        <style:region-center>
          <text:p><text:span text:style-name="MT1">Seite </text:span><text:span text:style-name="MT1"><text:page-number>1</text:page-number>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>
      <style:footer-left style:display="false">
        <style:region-left>
          <text:p><text:span text:style-name="MT1">Tel.: 03681/723556</text:span></text:p>
          <text:p><text:span text:style-name="MT1">Fax:036817303799</text:span></text:p>
          <text:p><text:span text:style-name="MT1">e-mail: Kretzer.Sternwarte-Suhl@t-online.de</text:span></text:p>
        </style:region-left>
        <style:region-center>
          <text:p><text:span text:style-name="MT1">Seite </text:span><text:span text:style-name="MT1"><text:page-number>1</text:page-number>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-left>
      <style:footer-first style:display="false">
        <style:region-left>
          <text:p><text:span text:style-name="MT1">Tel.: 03681/723556</text:span></text:p>
          <text:p><text:span text:style-name="MT1">Fax:036817303799</text:span></text:p>
          <text:p><text:span text:style-name="MT1">e-mail: Kretzer.Sternwarte-Suhl@t-online.de</text:span></text:p>
        </style:region-left>
        <style:region-center>
          <text:p><text:span text:style-name="MT1">Seite </text:span><text:span text:style-name="MT1"><text:page-number>1</text:page-number></text:span></text:p>
        </style:region-center>
        <style:region-right>
          <text:p><text:span text:style-name="MT1">Verein Suhler Sternfreunde</text:span></text:p>
          <text:p><text:span text:style-name="MT1">www.suhler-sternfreunde.de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r. Olaf Kretzer</meta:initial-creator>
    <meta:creation-date>2022-12-24T17:22:12</meta:creation-date>
    <dc:date>2023-03-04T21:14:06.876594846</dc:date>
    <meta:print-date>2023-01-03T12:32:02</meta:print-date>
    <meta:editing-duration>PT2M53S</meta:editing-duration>
    <meta:editing-cycles>2</meta:editing-cycles>
    <meta:generator>LibreOffice/7.2.2.2$MacOSX_X86_64 LibreOffice_project/02b2acce88a210515b4a5bb2e46cbfb63fe97d56</meta:generator>
    <meta:document-statistic meta:table-count="3" meta:cell-count="59" meta:object-count="0"/>
  </office:meta>
</office:document-meta>
</file>